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B00000098FE2011C9DF6FEB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.1cm" svg:height="4.021cm" svg:x="4cm" svg:y="4.479cm">
          <draw:image xlink:href="Pictures/100000010000009B00000098FE2011C9DF6FEB3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4T10:59:47.735498168</meta:creation-date>
    <dc:date>2023-08-24T11:01:36.131248768</dc:date>
    <meta:editing-duration>PT1M49S</meta:editing-duration>
    <meta:editing-cycles>1</meta:editing-cycles>
    <meta:document-statistic meta:object-count="1"/>
    <meta:generator>LibreOffice/7.3.7.2$Linux_X86_64 LibreOffice_project/30$Build-2</meta:generator>
  </office:meta>
</office:document-meta>
</file>